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officeooo:rsid="00238c15" officeooo:paragraph-rsid="002e5213"/>
    </style:style>
    <style:style style:name="P16" style:family="paragraph" style:parent-style-name="Standard">
      <style:text-properties style:text-underline-style="none" officeooo:rsid="0024e3ab" officeooo:paragraph-rsid="002e5213"/>
    </style:style>
    <style:style style:name="P17" style:family="paragraph" style:parent-style-name="Standard">
      <style:text-properties style:text-underline-style="none" officeooo:rsid="00280c79" officeooo:paragraph-rsid="002e5213"/>
    </style:style>
    <style:style style:name="P18" style:family="paragraph" style:parent-style-name="Standard">
      <style:text-properties style:text-underline-style="none" officeooo:rsid="0029a4d0" officeooo:paragraph-rsid="002365c6"/>
    </style:style>
    <style:style style:name="P19" style:family="paragraph" style:parent-style-name="Standard">
      <style:text-properties style:text-underline-style="none" fo:font-weight="normal" officeooo:rsid="0030761b" officeooo:paragraph-rsid="0030761b" style:font-weight-asian="normal" style:font-weight-complex="normal"/>
    </style:style>
    <style:style style:name="P20" style:family="paragraph" style:parent-style-name="Standard">
      <style:text-properties style:text-underline-style="none" fo:font-weight="normal" officeooo:rsid="003e48b8" officeooo:paragraph-rsid="003e48b8" style:font-weight-asian="normal" style:font-weight-complex="normal"/>
    </style:style>
    <style:style style:name="P21" style:family="paragraph" style:parent-style-name="Standard">
      <style:text-properties style:text-underline-style="none" fo:font-weight="normal" officeooo:rsid="003109d9" officeooo:paragraph-rsid="0030761b" style:font-weight-asian="normal" style:font-weight-complex="normal"/>
    </style:style>
    <style:style style:name="P22" style:family="paragraph" style:parent-style-name="Standard">
      <style:text-properties style:text-underline-style="none" fo:font-weight="normal" officeooo:rsid="0044065a" officeooo:paragraph-rsid="00451073" style:font-weight-asian="normal" style:font-weight-complex="normal"/>
    </style:style>
    <style:style style:name="P23" style:family="paragraph" style:parent-style-name="Standard">
      <style:text-properties style:text-underline-style="none" fo:font-weight="normal" officeooo:rsid="003289e5" officeooo:paragraph-rsid="004824aa" style:font-weight-asian="normal" style:font-weight-complex="normal"/>
    </style:style>
    <style:style style:name="P24" style:family="paragraph" style:parent-style-name="Standard">
      <style:text-properties style:text-underline-style="none" officeooo:rsid="00330191" officeooo:paragraph-rsid="0039067c"/>
    </style:style>
    <style:style style:name="P25" style:family="paragraph" style:parent-style-name="Standard">
      <style:text-properties style:text-underline-style="none" officeooo:rsid="00516f4a" officeooo:paragraph-rsid="0051cf2f"/>
    </style:style>
    <style:style style:name="P26" style:family="paragraph" style:parent-style-name="Standard">
      <style:text-properties style:text-underline-style="none" officeooo:rsid="0051cf2f" officeooo:paragraph-rsid="0051cf2f"/>
    </style:style>
    <style:style style:name="P27"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8"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29"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30"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32"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33" style:family="paragraph" style:parent-style-name="Standard">
      <style:text-properties officeooo:rsid="001430d3" officeooo:paragraph-rsid="00158cb7"/>
    </style:style>
    <style:style style:name="P34" style:family="paragraph" style:parent-style-name="Standard">
      <style:text-properties style:text-underline-style="none" fo:font-weight="normal" officeooo:rsid="0058dd8d" officeooo:paragraph-rsid="0058dd8d" style:font-weight-asian="normal" style:font-weight-complex="normal"/>
    </style:style>
    <style:style style:name="P35" style:family="paragraph" style:parent-style-name="Standard">
      <style:text-properties style:text-underline-style="none" fo:font-weight="normal" officeooo:rsid="005a407f" officeooo:paragraph-rsid="005a407f" style:font-weight-asian="normal" style:font-weight-complex="normal"/>
    </style:style>
    <style:style style:name="P36" style:family="paragraph" style:parent-style-name="Standard">
      <style:text-properties style:text-underline-style="none" fo:font-weight="normal" officeooo:rsid="005bf4ab" officeooo:paragraph-rsid="005bf4ab" style:font-weight-asian="normal" style:font-weight-complex="normal"/>
    </style:style>
    <style:style style:name="P37" style:family="paragraph" style:parent-style-name="Standard">
      <style:text-properties style:text-underline-style="none" officeooo:rsid="0051cf2f" officeooo:paragraph-rsid="0051cf2f"/>
    </style:style>
    <style:style style:name="P38" style:family="paragraph" style:parent-style-name="Standard">
      <style:text-properties style:text-underline-style="none" officeooo:rsid="00546c6b" officeooo:paragraph-rsid="00546c6b"/>
    </style:style>
    <style:style style:name="P39" style:family="paragraph" style:parent-style-name="Standard">
      <style:text-properties style:text-underline-style="none" officeooo:rsid="0056473f" officeooo:paragraph-rsid="0056473f"/>
    </style:style>
    <style:style style:name="P40" style:family="paragraph" style:parent-style-name="Standard">
      <style:text-properties style:text-underline-style="none" fo:font-weight="bold" officeooo:rsid="0058dd8d" officeooo:paragraph-rsid="0058dd8d" style:font-weight-asian="bold" style:font-weight-complex="bold"/>
    </style:style>
    <style:style style:name="P41" style:family="paragraph" style:parent-style-name="Standard">
      <style:text-properties style:text-underline-style="none" officeooo:rsid="003afbf7" officeooo:paragraph-rsid="003cf38b"/>
    </style:style>
    <style:style style:name="P42" style:family="paragraph" style:parent-style-name="Standard">
      <style:text-properties style:text-underline-style="none" officeooo:rsid="003e8c55" officeooo:paragraph-rsid="006078bc"/>
    </style:style>
    <style:style style:name="P43"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44"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Resumen de la 3º clase “Herramientas y temáticas <text:span text:style-name="T1">actuales </text:span>de Data Warehouses y OLAP”.</text:p>
      <text:p text:style-name="P27"/>
      <text:p text:style-name="P27"><text:span text:style-name="T10">Diseño general</text:span> del DW</text:p>
      <text:p text:style-name="P27"/>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5">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5"/>
      <text:p text:style-name="P12">Diseño lógico:</text:p>
      <text:p text:style-name="P16">Consiste en la transformación del esquema conceptual en un esquema lógico; y segundo, la especificación de los procesos ETL, teniendo en cuenta las asignaciones y las transformaciones de la fase anterior.</text:p>
      <text:p text:style-name="P16">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6"/>
      <text:p text:style-name="P13">Diseño físico:</text:p>
      <text:p text:style-name="P17">Debemos considerar dos aspectos : la implementación tanto de los esquema del DW, como de los procesos ETL. Durante la fase de diseño físico, el esquema lógico se convierte en una estructura de base de datos física.</text:p>
      <text:p text:style-name="P31">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9"/>
      <text:p text:style-name="P32">El modelo MultiDim:</text:p>
      <text:p text:style-name="P30">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text:soft-page-break/>requisitos del usuario; como consecuencia, proporcionan un mejor soporte para posteriores cambios 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8"/>
      <text:p text:style-name="P28"/>
      <text:p text:style-name="P28"/>
      <text:p text:style-name="P28"/>
      <text:p text:style-name="P28"><text:soft-page-break/>Almacenes de datos difusos</text:p>
      <text:p text:style-name="P28"/>
      <text:p text:style-name="P19">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2"><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1"/>
      <text:p text:style-name="P23"><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24"><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41"><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41"><text:span text:style-name="T13"/></text:p>
      <text:p text:style-name="P42"><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20"/>
      <text:p text:style-name="P14">Beneficios:</text:p>
      <text:p text:style-name="P25"><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26">El concepto propuesto por Fasel, aborda estos inconvenientes y proporciona un método más flexible para integrar conceptos difusos utilizando una estructura de meta tablas.</text:p>
      <text:p text:style-name="P26">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8">Otra mejora importante del concepto propuesto, es la capacidad de analizar el almacén de datos difusa simultáneamente en forma difuso y no difusa.</text:p>
      <text:p text:style-name="P39">Y por último, <text:s/><text:span text:style-name="T30">nos provee </text:span>la capacidad de aplicar los conceptos difusos en el proceso de modelado <text:soft-page-break/>de un almacén de datos, así como en los almacenes de datos clásicos, ya existentes.</text:p>
      <text:p text:style-name="P39"/>
      <text:p text:style-name="P40">Desventaja:</text:p>
      <text:p text:style-name="P34">El concepto de Fuzzy Data Warehouse, propuesto (en <text:span text:style-name="T31">Fuzzy Data Warehousing for Performance Measurement</text:span>), se basa en un enfoque relacional para los almacenes de datos.</text:p>
      <text:p text:style-name="P35">Por ello, es necesario analizar en futuras investigaciones si la estructura de la tabla meta puede ser implementado en bases de datos multidimensionales o si sería necesaria <text:s/>una nueva implementación de conceptos difuso.</text:p>
      <text:p text:style-name="P36">La estructura de la tabla meta no prevee ningún control de versiones cronológico de conceptos difusos. Es decir que, no es posible tener diferentes versiones de conceptos borrosos en diferentes puntos <text:span text:style-name="T32">de</text:span>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0T22:48:05.648024509</dc:date>
    <meta:editing-duration>PT7H52M5S</meta:editing-duration>
    <meta:editing-cycles>72</meta:editing-cycles>
    <meta:generator>LibreOffice/4.1.3.2$Linux_X86_64 LibreOffice_project/410m0$Build-2</meta:generator>
    <meta:document-statistic meta:table-count="0" meta:image-count="0" meta:object-count="0" meta:page-count="4" meta:paragraph-count="48" meta:word-count="1920" meta:character-count="12292" meta:non-whitespace-character-count="10409"/>
  </office:meta>
</office:document-meta>
</file>